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eb04" officeooo:paragraph-rsid="0013eb04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3eb04" officeooo:paragraph-rsid="0013eb04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14b34c" officeooo:paragraph-rsid="0014b34c"/>
    </style:style>
    <style:style style:name="P4" style:family="paragraph" style:parent-style-name="Standard">
      <style:text-properties officeooo:rsid="0015c9fc" officeooo:paragraph-rsid="0015c9fc"/>
    </style:style>
    <style:style style:name="P5" style:family="paragraph" style:parent-style-name="Standard">
      <style:paragraph-properties fo:margin-left="1.245cm" fo:margin-right="0cm" fo:text-indent="0cm" style:auto-text-indent="false"/>
      <style:text-properties officeooo:rsid="0013eb04" officeooo:paragraph-rsid="0013eb04"/>
    </style:style>
    <style:style style:name="P6" style:family="paragraph" style:parent-style-name="Standard">
      <style:paragraph-properties fo:margin-left="1.245cm" fo:margin-right="0cm" fo:text-indent="0cm" style:auto-text-indent="false"/>
      <style:text-properties officeooo:rsid="0013eb04" officeooo:paragraph-rsid="0015c9fc"/>
    </style:style>
    <style:style style:name="P7" style:family="paragraph" style:parent-style-name="Standard">
      <style:paragraph-properties fo:margin-left="1.245cm" fo:margin-right="0cm" fo:text-indent="0cm" style:auto-text-indent="false"/>
      <style:text-properties officeooo:rsid="0014b34c" officeooo:paragraph-rsid="0014b34c"/>
    </style:style>
    <style:style style:name="P8" style:family="paragraph" style:parent-style-name="Standard">
      <style:paragraph-properties fo:margin-left="1.245cm" fo:margin-right="0cm" fo:text-indent="0cm" style:auto-text-indent="false"/>
      <style:text-properties officeooo:rsid="0015c9fc" officeooo:paragraph-rsid="0015c9fc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rsid="0015c9fc" officeooo:paragraph-rsid="0015c9fc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rsid="0015c9fc" officeooo:paragraph-rsid="0015c9fc"/>
    </style:style>
    <style:style style:name="T1" style:family="text">
      <style:text-properties officeooo:rsid="00158d4e"/>
    </style:style>
    <style:style style:name="T2" style:family="text">
      <style:text-properties officeooo:rsid="001684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t Mini-Blog</text:p>
      <text:p text:style-name="P1"/>
      <text:p text:style-name="P4">Groupes : </text:p>
      <text:p text:style-name="P8">A - Lucie, Frederic, Aurelien, Nicolas</text:p>
      <text:p text:style-name="P8">B - Maxime, Sébastien, Sophie</text:p>
      <text:p text:style-name="P8">C - Daniel, Kevin, Steve</text:p>
      <text:p text:style-name="P8">D - Pierre, Dominique, Valantin</text:p>
      <text:p text:style-name="P6"/>
      <text:p text:style-name="P1">1). MCD : Modèle Conceptuel de Données</text:p>
      <text:p text:style-name="P1"/>
      <text:p text:style-name="P5">Tables :</text:p>
      <text:p text:style-name="P5">- users : à la main (pas d'interface de saisie)</text:p>
      <text:p text:style-name="P5">- catégories : à la main (pas d'interface de saisie)</text:p>
      <text:p text:style-name="P5">- articles : CRU<text:span text:style-name="T1">D</text:span></text:p>
      <text:p text:style-name="P1"/>
      <text:p text:style-name="P1">2). Description des écrans (vues)</text:p>
      <text:p text:style-name="P1"/>
      <text:p text:style-name="P5">- Lister les différents écrans afin de préparer le MVC <text:span text:style-name="T2">(Mockup)</text:span></text:p>
      <text:p text:style-name="P1"/>
      <text:p text:style-name="P1">3). MVC : Modèle View Controler</text:p>
      <text:p text:style-name="P1"/>
      <text:p text:style-name="P7">- Eventuellement faire le schéma descriptif du MVC</text:p>
      <text:p text:style-name="P7"/>
      <text:p text:style-name="P1"/>
      <text:p text:style-name="P3">4). POO Programmation Orientée Objet utilisé</text:p>
      <text:p text:style-name="P3"/>
      <text:p text:style-name="P7">- A minima, 1 object capable d'utiliser un user + 1 object capable de gérer les users</text:p>
      <text:p text:style-name="P8">- Tous les membres du groupe doivent pouvoir coder en objet</text:p>
      <text:p text:style-name="P8"/>
      <text:p text:style-name="P9">5). Synchronisation de l'ensemble entre les membres du groupe</text:p>
      <text:p text:style-name="P9"/>
      <text:p text:style-name="P8">- Utiliser GitHub pour partage avec Gilles</text:p>
      <text:p text:style-name="P9"/>
      <text:p text:style-name="P9"/>
      <text:p text:style-name="P9"/>
      <text:p text:style-name="P9"/>
      <text:p text:style-name="P9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M10S</meta:editing-duration>
    <meta:editing-cycles>8</meta:editing-cycles>
    <meta:generator>LibreOffice/5.3.6.1$Windows_x86 LibreOffice_project/686f202eff87ef707079aeb7f485847613344eb7</meta:generator>
    <dc:date>2017-11-17T10:45:38.399000000</dc:date>
    <dc:creator>Daniel LEGER</dc:creator>
    <meta:document-statistic meta:table-count="0" meta:image-count="0" meta:object-count="0" meta:page-count="1" meta:paragraph-count="20" meta:word-count="138" meta:character-count="778" meta:non-whitespace-character-count="659"/>
    <meta:user-defined meta:name="Info 1"/>
    <meta:user-defined meta:name="Info 2"/>
    <meta:user-defined meta:name="Info 3"/>
    <meta:user-defined meta:name="Info 4"/>
  </office:meta>
</office:document-meta>
</file>